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StubbingTest.should_stubbing_not_be_treated_as_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StubbingTest.should_allow_stubbing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StubbingTest.test_stub_only_not_verifiable_in_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StubbingTest.unfinished_stubbing_cleans_up_the_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StubbingTest.should_evaluate_latest_stubbing_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StubbingTest.should_stubbing_be_treated_as_inter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StubbingTest.should_stubbing_not_be_treated_as_interaction_verify_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StubbingTest.test_stub_only_not_verifiable_verify_no_more_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Stubb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tubbingTest.test_stub_only_not_verifiable_fail_f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icStubbingTest.should_to_string_mock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tubbingTest.unfinished_stubbing_cleans_up_the_state_verify_no_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StubbingTest.test_stub_only_not_verif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icStubbingTest.should_allow_mocking_when_to_string_is_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